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2"/>
          <table:table-cell office:value-type="string" calcext:value-type="string">
            <text:p>The government’s actions in this case could have major political ramification;In the aftermath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2"/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 table:number-columns-repeated="2"/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3"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3"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/>
          <table:table-cell office:value-type="string" calcext:value-type="string">
            <text:p>3cngBL5FSL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2"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3"/>
          <table:table-cell office:value-type="string" calcext:value-type="string">
            <text:p>She defended her beliefs with great vig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 table:number-columns-repeated="3"/>
          <table:table-cell office:value-type="string" calcext:value-type="string">
            <text:p>I could barely hear her frail voice; in his old age his health became increasingly frai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 table:number-rows-repeated="104812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 style:data-style-name="N2" text:time-value="19:57:54.1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11T20:21:17.836000000</dc:date>
    <meta:editing-duration>P4DT4H47M43S</meta:editing-duration>
    <meta:editing-cycles>1152</meta:editing-cycles>
    <meta:generator>LibreOffice/24.8.4.2$Windows_X86_64 LibreOffice_project/bb3cfa12c7b1bf994ecc5649a80400d06cd71002</meta:generator>
    <meta:document-statistic meta:table-count="1" meta:cell-count="1361" meta:object-count="0"/>
  </office:meta>
</office:document-meta>
</file>